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AAC0000030058A4C536F522B9FE.png" manifest:media-type="image/png"/>
  <manifest:file-entry manifest:full-path="Pictures/1000000000000AAC000003008EEC1B7D57A3DC9A.png" manifest:media-type="image/png"/>
  <manifest:file-entry manifest:full-path="Pictures/1000000000000AAC000003009E5AB2C6486BC555.png" manifest:media-type="image/png"/>
  <manifest:file-entry manifest:full-path="Pictures/1000000000000AAC00000300BCBBCD345362E6AF.png" manifest:media-type="image/png"/>
  <manifest:file-entry manifest:full-path="Pictures/1000000000000AAC00000300EAE2B7DF8A5DA8B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Figura1" text:anchor-type="paragraph" svg:x="0.185cm" svg:y="-0.291cm" svg:width="17cm" svg:height="9.671cm" draw:z-index="0"><draw:image xlink:href="Pictures/1000000000000AAC0000030058A4C536F522B9FE.png" xlink:type="simple" xlink:show="embed" xlink:actuate="onLoad" loext:mime-type="image/png"/></draw:frame></text:p>
      <text:p text:style-name="Standard"><draw:frame draw:style-name="fr1" draw:name="Figura2" text:anchor-type="paragraph" svg:width="17cm" svg:height="6.816cm" draw:z-index="1"><draw:image xlink:href="Pictures/1000000000000AAC000003008EEC1B7D57A3DC9A.png" xlink:type="simple" xlink:show="embed" xlink:actuate="onLoad" loext:mime-type="image/png"/></draw:frame></text:p>
      <text:p text:style-name="Standard"><draw:frame draw:style-name="fr1" draw:name="Figura3" text:anchor-type="paragraph" svg:width="17cm" svg:height="7.054cm" draw:z-index="2"><draw:image xlink:href="Pictures/1000000000000AAC000003009E5AB2C6486BC555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Figura4" text:anchor-type="paragraph" svg:width="17cm" svg:height="7.595cm" draw:z-index="3"><draw:image xlink:href="Pictures/1000000000000AAC00000300BCBBCD345362E6AF.png" xlink:type="simple" xlink:show="embed" xlink:actuate="onLoad" loext:mime-type="image/png"/></draw:frame><text:soft-page-break/></text:p>
      <text:p text:style-name="Standard"/>
      <text:p text:style-name="Standard"><draw:frame draw:style-name="fr1" draw:name="Figura5" text:anchor-type="paragraph" svg:width="17cm" svg:height="7.599cm" draw:z-index="4"><draw:image xlink:href="Pictures/1000000000000AAC00000300EAE2B7DF8A5DA8B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16T16:32:57.763000000</meta:creation-date>
    <dc:date>2022-05-16T16:57:35.619000000</dc:date>
    <meta:editing-duration>PT3M9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6.3.0.4$Windows_X86_64 LibreOffice_project/057fc023c990d676a43019934386b85b21a9ee99</meta:generator>
  </office:meta>
</office:document-meta>
</file>